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C0000024F482150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87b4"/>
    </style:style>
    <style:style style:name="P2" style:family="paragraph" style:parent-style-name="Standard">
      <style:text-properties officeooo:rsid="001187b4" officeooo:paragraph-rsid="001187b4"/>
    </style:style>
    <style:style style:name="P3" style:family="paragraph" style:parent-style-name="Standard">
      <style:text-properties fo:language="ru" fo:country="RU" officeooo:rsid="001187b4" officeooo:paragraph-rsid="001187b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1" svg:x="2.159cm" svg:y="2.143cm" svg:width="17cm" svg:height="14.032cm" draw:z-index="0">
        <draw:image xlink:href="Pictures/10000000000002CC0000024F482150EC.png" xlink:type="simple" xlink:show="embed" xlink:actuate="onLoad" draw:mime-type="image/png"/>
      </draw:frame>
      <text:p text:style-name="P1"/>
      <text:p text:style-name="P2">С — 5</text:p>
      <text:p text:style-name="P2">М — 6</text:p>
      <text:p text:style-name="P2">Р — 3</text:p>
      <text:p text:style-name="P2">К — 1</text:p>
      <text:p text:style-name="P2">П — 2</text:p>
      <text:p text:style-name="P2">Л — 4</text:p>
      <text:p text:style-name="P2">Т — 7</text:p>
      <text:p text:style-name="P2"/>
      <text:p text:style-name="P3">ПЛ — 21, ПТ — 12 → ПЛ + ПТ = 33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69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8:22:22.213000000</meta:creation-date>
    <dc:date>2025-01-13T08:35:44.006000000</dc:date>
    <meta:editing-duration>PT2M37S</meta:editing-duration>
    <meta:editing-cycles>2</meta:editing-cycles>
    <meta:generator>LibreOffice/24.8.3.2$Windows_X86_64 LibreOffice_project/48a6bac9e7e268aeb4c3483fcf825c94556d9f92</meta:generator>
    <meta:document-statistic meta:table-count="0" meta:image-count="1" meta:object-count="0" meta:page-count="1" meta:paragraph-count="8" meta:word-count="24" meta:character-count="66" meta:non-whitespace-character-count="41"/>
  </office:meta>
</office:document-meta>
</file>